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00ff66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background-color="#ff66ff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Benchmark</text:p>
          </table:table-cell>
          <table:table-cell table:style-name="ce4" office:value-type="string" calcext:value-type="string">
            <text:p>Base case-Req</text:p>
          </table:table-cell>
          <table:table-cell table:style-name="ce4" office:value-type="string" calcext:value-type="string">
            <text:p>Base case-reply</text:p>
          </table:table-cell>
          <table:table-cell table:style-name="ce2"/>
          <table:table-cell table:style-name="ce6" office:value-type="string" calcext:value-type="string">
            <text:p>DA2-request</text:p>
          </table:table-cell>
          <table:table-cell table:style-name="ce6" office:value-type="string" calcext:value-type="string">
            <text:p>DA2-reply</text:p>
            <text:p>slice1</text:p>
          </table:table-cell>
          <table:table-cell table:style-name="ce6" office:value-type="string" calcext:value-type="string">
            <text:p>DA2-reply</text:p>
            <text:p>slice2</text:p>
          </table:table-cell>
          <table:table-cell table:style-name="ce6" office:value-type="string" calcext:value-type="string">
            <text:p>DA2-reply</text:p>
            <text:p>slice3</text:p>
          </table:table-cell>
          <table:table-cell table:style-name="ce6" office:value-type="string" calcext:value-type="string">
            <text:p>DA2-reply</text:p>
            <text:p>slice4</text:p>
          </table:table-cell>
          <table:table-cell table:style-name="ce9" office:value-type="string" calcext:value-type="string">
            <text:p>DA2-reply</text:p>
            <text:p>Avg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/>
          <table:table-cell table:style-name="ce3" office:value-type="string" calcext:value-type="string">
            <text:p>NQU</text:p>
          </table:table-cell>
          <table:table-cell table:style-name="ce3" office:value-type="float" office:value="33.24" calcext:value-type="float">
            <text:p>33.24</text:p>
          </table:table-cell>
          <table:table-cell table:style-name="ce3" office:value-type="float" office:value="69.5652" calcext:value-type="float">
            <text:p>69.5652</text:p>
          </table:table-cell>
          <table:table-cell table:style-name="ce3"/>
          <table:table-cell table:style-name="ce3" office:value-type="float" office:value="38.047" calcext:value-type="float">
            <text:p>38.047</text:p>
          </table:table-cell>
          <table:table-cell table:style-name="ce3" office:value-type="float" office:value="40.0909" calcext:value-type="float">
            <text:p>40.0909</text:p>
          </table:table-cell>
          <table:table-cell table:style-name="ce3" office:value-type="float" office:value="37.0615" calcext:value-type="float">
            <text:p>37.0615</text:p>
          </table:table-cell>
          <table:table-cell table:style-name="ce3" office:value-type="float" office:value="36.3611" calcext:value-type="float">
            <text:p>36.3611</text:p>
          </table:table-cell>
          <table:table-cell table:style-name="ce3" office:value-type="float" office:value="40.2857" calcext:value-type="float">
            <text:p>40.2857</text:p>
          </table:table-cell>
          <table:table-cell table:style-name="ce10" table:formula="of:=SUM([.G5:.J5])/8" office:value-type="float" office:value="19.2249" calcext:value-type="float">
            <text:p>19.2249</text:p>
          </table:table-cell>
          <table:table-cell table:formula="of:=([.D5]-[.K5])*100/[.D5]" office:value-type="float" office:value="72.3641993410498" calcext:value-type="float">
            <text:p>72.364199341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float" office:value="17.4582" calcext:value-type="float">
            <text:p>17.4582</text:p>
          </table:table-cell>
          <table:table-cell office:value-type="float" office:value="47.2664" calcext:value-type="float">
            <text:p>47.2664</text:p>
          </table:table-cell>
          <table:table-cell/>
          <table:table-cell office:value-type="float" office:value="16.7626" calcext:value-type="float">
            <text:p>16.7626</text:p>
          </table:table-cell>
          <table:table-cell office:value-type="float" office:value="78.2715" calcext:value-type="float">
            <text:p>78.2715</text:p>
          </table:table-cell>
          <table:table-cell office:value-type="float" office:value="82.813" calcext:value-type="float">
            <text:p>82.813</text:p>
          </table:table-cell>
          <table:table-cell office:value-type="float" office:value="78.8236" calcext:value-type="float">
            <text:p>78.8236</text:p>
          </table:table-cell>
          <table:table-cell office:value-type="float" office:value="82.9278" calcext:value-type="float">
            <text:p>82.9278</text:p>
          </table:table-cell>
          <table:table-cell table:style-name="ce10" table:formula="of:=SUM([.G6:.J6])/8" office:value-type="float" office:value="40.3544875" calcext:value-type="float">
            <text:p>40.3544875</text:p>
          </table:table-cell>
          <table:table-cell table:formula="of:=([.D6]-[.K6])*100/[.D6]" office:value-type="float" office:value="14.6233106392702" calcext:value-type="float">
            <text:p>14.6233106393</text:p>
          </table:table-cell>
        </table:table-row>
        <table:table-row table:style-name="ro1">
          <table:table-cell/>
          <table:table-cell office:value-type="string" calcext:value-type="string">
            <text:p>LIB</text:p>
          </table:table-cell>
          <table:table-cell office:value-type="float" office:value="18.37" calcext:value-type="float">
            <text:p>18.37</text:p>
          </table:table-cell>
          <table:table-cell office:value-type="float" office:value="99.7391" calcext:value-type="float">
            <text:p>99.7391</text:p>
          </table:table-cell>
          <table:table-cell/>
          <table:table-cell office:value-type="float" office:value="18.2878" calcext:value-type="float">
            <text:p>18.2878</text:p>
          </table:table-cell>
          <table:table-cell office:value-type="float" office:value="115.66" calcext:value-type="float">
            <text:p>115.66</text:p>
          </table:table-cell>
          <table:table-cell office:value-type="float" office:value="119.499" calcext:value-type="float">
            <text:p>119.499</text:p>
          </table:table-cell>
          <table:table-cell office:value-type="float" office:value="121.207" calcext:value-type="float">
            <text:p>121.207</text:p>
          </table:table-cell>
          <table:table-cell office:value-type="float" office:value="115.719" calcext:value-type="float">
            <text:p>115.719</text:p>
          </table:table-cell>
          <table:table-cell table:style-name="ce10" table:formula="of:=SUM([.G7:.J7])/8" office:value-type="float" office:value="59.010625" calcext:value-type="float">
            <text:p>59.010625</text:p>
          </table:table-cell>
          <table:table-cell table:formula="of:=([.D7]-[.K7])*100/[.D7]" office:value-type="float" office:value="40.8350135503529" calcext:value-type="float">
            <text:p>40.8350135504</text:p>
          </table:table-cell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office:value-type="float" office:value="18.3806" calcext:value-type="float">
            <text:p>18.3806</text:p>
          </table:table-cell>
          <table:table-cell office:value-type="float" office:value="103.76" calcext:value-type="float">
            <text:p>103.76</text:p>
          </table:table-cell>
          <table:table-cell/>
          <table:table-cell office:value-type="float" office:value="18.1246" calcext:value-type="float">
            <text:p>18.1246</text:p>
          </table:table-cell>
          <table:table-cell office:value-type="float" office:value="116.125" calcext:value-type="float">
            <text:p>116.125</text:p>
          </table:table-cell>
          <table:table-cell office:value-type="float" office:value="117.716" calcext:value-type="float">
            <text:p>117.716</text:p>
          </table:table-cell>
          <table:table-cell office:value-type="float" office:value="114.012" calcext:value-type="float">
            <text:p>114.012</text:p>
          </table:table-cell>
          <table:table-cell office:value-type="float" office:value="118.431" calcext:value-type="float">
            <text:p>118.431</text:p>
          </table:table-cell>
          <table:table-cell table:style-name="ce10" table:formula="of:=SUM([.G8:.J8])/8" office:value-type="float" office:value="58.2855" calcext:value-type="float">
            <text:p>58.2855</text:p>
          </table:table-cell>
          <table:table-cell table:formula="of:=([.D8]-[.K8])*100/[.D8]" office:value-type="float" office:value="43.8266191210486" calcext:value-type="float">
            <text:p>43.826619121</text:p>
          </table:table-cell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18.9" calcext:value-type="float">
            <text:p>18.9</text:p>
          </table:table-cell>
          <table:table-cell office:value-type="float" office:value="45.53" calcext:value-type="float">
            <text:p>45.53</text:p>
          </table:table-cell>
          <table:table-cell/>
          <table:table-cell office:value-type="float" office:value="20.4863" calcext:value-type="float">
            <text:p>20.4863</text:p>
          </table:table-cell>
          <table:table-cell office:value-type="float" office:value="56.4394" calcext:value-type="float">
            <text:p>56.4394</text:p>
          </table:table-cell>
          <table:table-cell office:value-type="float" office:value="54.8089" calcext:value-type="float">
            <text:p>54.8089</text:p>
          </table:table-cell>
          <table:table-cell office:value-type="float" office:value="55.9566" calcext:value-type="float">
            <text:p>55.9566</text:p>
          </table:table-cell>
          <table:table-cell office:value-type="float" office:value="55.5486" calcext:value-type="float">
            <text:p>55.5486</text:p>
          </table:table-cell>
          <table:table-cell table:style-name="ce10" table:formula="of:=SUM([.G9:.J9])/8" office:value-type="float" office:value="27.8441875" calcext:value-type="float">
            <text:p>27.8441875</text:p>
          </table:table-cell>
          <table:table-cell table:formula="of:=([.D9]-[.K9])*100/[.D9]" office:value-type="float" office:value="38.8443059521195" calcext:value-type="float">
            <text:p>38.8443059521</text:p>
          </table:table-cell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office:value-type="float" office:value="19.26" calcext:value-type="float">
            <text:p>19.26</text:p>
          </table:table-cell>
          <table:table-cell office:value-type="float" office:value="83.068" calcext:value-type="float">
            <text:p>83.068</text:p>
          </table:table-cell>
          <table:table-cell/>
          <table:table-cell office:value-type="float" office:value="19.6435" calcext:value-type="float">
            <text:p>19.6435</text:p>
          </table:table-cell>
          <table:table-cell office:value-type="float" office:value="90.2875" calcext:value-type="float">
            <text:p>90.2875</text:p>
          </table:table-cell>
          <table:table-cell office:value-type="float" office:value="90.0671" calcext:value-type="float">
            <text:p>90.0671</text:p>
          </table:table-cell>
          <table:table-cell office:value-type="float" office:value="89.721" calcext:value-type="float">
            <text:p>89.721</text:p>
          </table:table-cell>
          <table:table-cell office:value-type="float" office:value="90.2674" calcext:value-type="float">
            <text:p>90.2674</text:p>
          </table:table-cell>
          <table:table-cell table:style-name="ce10" table:formula="of:=SUM([.G10:.J10])/8" office:value-type="float" office:value="45.042875" calcext:value-type="float">
            <text:p>45.042875</text:p>
          </table:table-cell>
          <table:table-cell table:formula="of:=([.D10]-[.K10])*100/[.D10]" office:value-type="float" office:value="45.7759004670872" calcext:value-type="float">
            <text:p>45.7759004671</text:p>
          </table:table-cell>
        </table:table-row>
        <table:table-row table:style-name="ro1">
          <table:table-cell/>
          <table:table-cell office:value-type="string" calcext:value-type="string">
            <text:p>LPS</text:p>
          </table:table-cell>
          <table:table-cell office:value-type="float" office:value="18.8" calcext:value-type="float">
            <text:p>18.8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18.6777" calcext:value-type="float">
            <text:p>18.6777</text:p>
          </table:table-cell>
          <table:table-cell office:value-type="float" office:value="106.763" calcext:value-type="float">
            <text:p>106.763</text:p>
          </table:table-cell>
          <table:table-cell office:value-type="float" office:value="106.66" calcext:value-type="float">
            <text:p>106.66</text:p>
          </table:table-cell>
          <table:table-cell office:value-type="float" office:value="106.8" calcext:value-type="float">
            <text:p>106.8</text:p>
          </table:table-cell>
          <table:table-cell office:value-type="float" office:value="106.181" calcext:value-type="float">
            <text:p>106.181</text:p>
          </table:table-cell>
          <table:table-cell table:style-name="ce10" table:formula="of:=SUM([.G11:.J11])/8" office:value-type="float" office:value="53.3005" calcext:value-type="float">
            <text:p>53.3005</text:p>
          </table:table-cell>
          <table:table-cell table:formula="of:=([.D11]-[.K11])*100/[.D11]" office:value-type="float" office:value="43.7164730728617" calcext:value-type="float">
            <text:p>43.7164730729</text:p>
          </table:table-cell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office:value-type="float" office:value="17.3156" calcext:value-type="float">
            <text:p>17.3156</text:p>
          </table:table-cell>
          <table:table-cell office:value-type="float" office:value="56.1618" calcext:value-type="float">
            <text:p>56.1618</text:p>
          </table:table-cell>
          <table:table-cell/>
          <table:table-cell office:value-type="float" office:value="17.1658" calcext:value-type="float">
            <text:p>17.1658</text:p>
          </table:table-cell>
          <table:table-cell office:value-type="float" office:value="84.2758" calcext:value-type="float">
            <text:p>84.2758</text:p>
          </table:table-cell>
          <table:table-cell office:value-type="float" office:value="83.4551" calcext:value-type="float">
            <text:p>83.4551</text:p>
          </table:table-cell>
          <table:table-cell office:value-type="float" office:value="83.4276" calcext:value-type="float">
            <text:p>83.4276</text:p>
          </table:table-cell>
          <table:table-cell office:value-type="float" office:value="84.7777" calcext:value-type="float">
            <text:p>84.7777</text:p>
          </table:table-cell>
          <table:table-cell table:style-name="ce10" table:formula="of:=SUM([.G12:.J12])/8" office:value-type="float" office:value="41.992025" calcext:value-type="float">
            <text:p>41.992025</text:p>
          </table:table-cell>
          <table:table-cell table:formula="of:=([.D12]-[.K12])*100/[.D12]" office:value-type="float" office:value="25.230272177886" calcext:value-type="float">
            <text:p>25.2302721779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2" table:number-rows-spanned="1">
            <text:p>Energy</text:p>
          </table:table-cell>
          <table:covered-table-cell/>
          <table:table-cell table:number-columns-repeated="2"/>
          <table:table-cell table:style-name="ce7" office:value-type="string" calcext:value-type="string" table:number-columns-spanned="2" table:number-rows-spanned="1">
            <text:p>App Execution time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string" calcext:value-type="string">
            <text:p>Base_Case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Improvement</text:p>
          </table:table-cell>
          <table:table-cell/>
          <table:table-cell office:value-type="string" calcext:value-type="string">
            <text:p>Base case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QU</text:p>
          </table:table-cell>
          <table:table-cell table:style-name="ce8" office:value-type="float" office:value="0.00000001369" calcext:value-type="float">
            <text:p>1.37E-008</text:p>
          </table:table-cell>
          <table:table-cell table:style-name="ce8" office:value-type="float" office:value="0.00000000512445" calcext:value-type="float">
            <text:p>5.12E-009</text:p>
          </table:table-cell>
          <table:table-cell table:formula="of:=([.G19])/[.F19]" office:value-type="float" office:value="0.374320672023375" calcext:value-type="float">
            <text:p>0.374320672</text:p>
          </table:table-cell>
          <table:table-cell/>
          <table:table-cell table:number-columns-repeated="2" office:value-type="float" office:value="8523" calcext:value-type="float">
            <text:p>8523</text:p>
          </table:table-cell>
          <table:table-cell table:formula="of:=([.J19]-[.K19])*100/[.J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P</text:p>
          </table:table-cell>
          <table:table-cell table:style-name="ce8" office:value-type="float" office:value="0.000000366121" calcext:value-type="float">
            <text:p>3.66E-007</text:p>
          </table:table-cell>
          <table:table-cell table:style-name="ce8" office:value-type="float" office:value="0.000000103158" calcext:value-type="float">
            <text:p>1.03E-007</text:p>
          </table:table-cell>
          <table:table-cell table:formula="of:=([.G20])/[.F20]" office:value-type="float" office:value="0.281759309080878" calcext:value-type="float">
            <text:p>0.2817593091</text:p>
          </table:table-cell>
          <table:table-cell/>
          <table:table-cell table:number-columns-repeated="2" office:value-type="float" office:value="293529" calcext:value-type="float">
            <text:p>293529</text:p>
          </table:table-cell>
          <table:table-cell table:formula="of:=([.J20]-[.K20])*100/[.J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Y</text:p>
          </table:table-cell>
          <table:table-cell table:style-name="ce8" office:value-type="float" office:value="0.00000226724" calcext:value-type="float">
            <text:p>2.27E-006</text:p>
          </table:table-cell>
          <table:table-cell table:style-name="ce8" office:value-type="float" office:value="0.000000613131" calcext:value-type="float">
            <text:p>6.13E-007</text:p>
          </table:table-cell>
          <table:table-cell table:formula="of:=([.G21])/[.F21]" office:value-type="float" office:value="0.270430567562322" calcext:value-type="float">
            <text:p>0.270430567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</text:p>
          </table:table-cell>
          <table:table-cell table:style-name="ce8" office:value-type="float" office:value="0.0000018" calcext:value-type="float">
            <text:p>1.80E-006</text:p>
          </table:table-cell>
          <table:table-cell table:style-name="ce8" office:value-type="float" office:value="0.000000559687" calcext:value-type="float">
            <text:p>5.60E-007</text:p>
          </table:table-cell>
          <table:table-cell table:formula="of:=([.G22])/[.F22]" office:value-type="float" office:value="0.310937222222222" calcext:value-type="float">
            <text:p>0.3109372222</text:p>
          </table:table-cell>
          <table:table-cell/>
          <table:table-cell office:value-type="float" office:value="625506" calcext:value-type="float">
            <text:p>625506</text:p>
          </table:table-cell>
          <table:table-cell office:value-type="float" office:value="625148" calcext:value-type="float">
            <text:p>625148</text:p>
          </table:table-cell>
          <table:table-cell table:formula="of:=([.J22]-[.K22])*100/[.J22]" office:value-type="float" office:value="0.0572336636259284" calcext:value-type="float">
            <text:p>0.05723366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B</text:p>
          </table:table-cell>
          <table:table-cell office:value-type="float" office:value="0.0001475" calcext:value-type="float">
            <text:p>0.0001475</text:p>
          </table:table-cell>
          <table:table-cell table:style-name="ce8" office:value-type="float" office:value="0.000038235" calcext:value-type="float">
            <text:p>3.82E-005</text:p>
          </table:table-cell>
          <table:table-cell table:formula="of:=([.G23])/[.F23]" office:value-type="float" office:value="0.259220338983051" calcext:value-type="float">
            <text:p>0.259220339</text:p>
          </table:table-cell>
          <table:table-cell/>
          <table:table-cell table:style-name="ce8" office:value-type="float" office:value="21184000" calcext:value-type="float">
            <text:p>2.12E+007</text:p>
          </table:table-cell>
          <table:table-cell table:style-name="ce8" office:value-type="float" office:value="16240300" calcext:value-type="float">
            <text:p>1.62E+007</text:p>
          </table:table-cell>
          <table:table-cell table:formula="of:=([.J23]-[.K23])*100/[.J23]" office:value-type="float" office:value="23.3369524169184" calcext:value-type="float">
            <text:p>23.33695241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FS</text:p>
          </table:table-cell>
          <table:table-cell table:style-name="ce8" office:value-type="float" office:value="0.000042959" calcext:value-type="float">
            <text:p>4.30E-005</text:p>
          </table:table-cell>
          <table:table-cell table:style-name="ce8" office:value-type="float" office:value="0.0000128024" calcext:value-type="float">
            <text:p>1.28E-005</text:p>
          </table:table-cell>
          <table:table-cell table:formula="of:=([.G24])/[.F24]" office:value-type="float" office:value="0.298014385809726" calcext:value-type="float">
            <text:p>0.2980143858</text:p>
          </table:table-cell>
          <table:table-cell/>
          <table:table-cell table:style-name="ce8" office:value-type="float" office:value="6953040" calcext:value-type="float">
            <text:p>6.95E+006</text:p>
          </table:table-cell>
          <table:table-cell table:style-name="ce8" office:value-type="float" office:value="5277510" calcext:value-type="float">
            <text:p>5.28E+006</text:p>
          </table:table-cell>
          <table:table-cell table:formula="of:=([.J24]-[.K24])*100/[.J24]" office:value-type="float" office:value="24.097804701253" calcext:value-type="float">
            <text:p>24.09780470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PS</text:p>
          </table:table-cell>
          <table:table-cell table:style-name="ce8" office:value-type="float" office:value="0.00000795" calcext:value-type="float">
            <text:p>7.95E-006</text:p>
          </table:table-cell>
          <table:table-cell table:style-name="ce8" office:value-type="float" office:value="0.0000021743" calcext:value-type="float">
            <text:p>2.17E-006</text:p>
          </table:table-cell>
          <table:table-cell table:formula="of:=([.G25])/[.F25]" office:value-type="float" office:value="0.273496855345912" calcext:value-type="float">
            <text:p>0.2734968553</text:p>
          </table:table-cell>
          <table:table-cell/>
          <table:table-cell table:style-name="ce8" office:value-type="float" office:value="1349900" calcext:value-type="float">
            <text:p>1.35E+006</text:p>
          </table:table-cell>
          <table:table-cell table:style-name="ce8" office:value-type="float" office:value="1023030" calcext:value-type="float">
            <text:p>1.02E+006</text:p>
          </table:table-cell>
          <table:table-cell table:formula="of:=([.J25]-[.K25])*100/[.J25]" office:value-type="float" office:value="24.2143862508334" calcext:value-type="float">
            <text:p>24.21438625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N</text:p>
          </table:table-cell>
          <table:table-cell table:style-name="ce8" office:value-type="float" office:value="0.00000780888" calcext:value-type="float">
            <text:p>7.81E-006</text:p>
          </table:table-cell>
          <table:table-cell table:style-name="ce8" office:value-type="float" office:value="0.0000020088" calcext:value-type="float">
            <text:p>2.01E-006</text:p>
          </table:table-cell>
          <table:table-cell table:formula="of:=([.G26])/[.F26]" office:value-type="float" office:value="0.257245597319974" calcext:value-type="float">
            <text:p>0.2572455973</text:p>
          </table:table-cell>
          <table:table-cell/>
          <table:table-cell table:number-columns-repeated="2" table:style-name="ce8" office:value-type="float" office:value="3529420" calcext:value-type="float">
            <text:p>3.53E+006</text:p>
          </table:table-cell>
          <table:table-cell table:formula="of:=([.J26]-[.K26])*100/[.J26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3">
            <text:p>To do:</text:p>
            <text:p>1. Embed the energy readings</text:p>
            <text:p>2. Run all the sims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  <table:table-row table:style-name="ro1">
          <table:table-cell/>
          <table:covered-table-cell table:number-columns-repeated="5"/>
        </table:table-row>
      </table:table>
      <table:named-expressions/>
      <table:database-ranges>
        <table:database-range table:name="__Anonymous_Sheet_DB__0" table:target-range-address="Sheet1.F4:Sheet1.L12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1:00:04.320972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00:55:49.795742229</meta:creation-date>
    <dc:date>2015-05-26T14:05:04.202348369</dc:date>
    <meta:editing-duration>PT14H24M54S</meta:editing-duration>
    <meta:editing-cycles>31</meta:editing-cycles>
    <meta:generator>LibreOffice/4.2.8.2$Linux_X86_64 LibreOffice_project/420m0$Build-2</meta:generator>
    <meta:document-statistic meta:table-count="2" meta:cell-count="153" meta:object-count="0"/>
  </office:meta>
</office:document-meta>
</file>